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e7e2" officeooo:paragraph-rsid="001de7e2"/>
    </style:style>
    <style:style style:name="P2" style:family="paragraph" style:parent-style-name="Standard">
      <style:text-properties officeooo:rsid="001de7e2" officeooo:paragraph-rsid="001f20f4"/>
    </style:style>
    <style:style style:name="P3" style:family="paragraph" style:parent-style-name="Standard">
      <style:text-properties officeooo:rsid="001f20f4" officeooo:paragraph-rsid="001f20f4"/>
    </style:style>
    <style:style style:name="P4" style:family="paragraph" style:parent-style-name="Standard">
      <style:text-properties officeooo:rsid="001f42aa" officeooo:paragraph-rsid="001f42aa"/>
    </style:style>
    <style:style style:name="P5" style:family="paragraph" style:parent-style-name="Standard">
      <style:text-properties officeooo:rsid="002037fd" officeooo:paragraph-rsid="002037fd"/>
    </style:style>
    <style:style style:name="P6" style:family="paragraph" style:parent-style-name="Standard">
      <style:text-properties officeooo:rsid="0021df16" officeooo:paragraph-rsid="0021df16"/>
    </style:style>
    <style:style style:name="P7" style:family="paragraph" style:parent-style-name="Standard">
      <style:text-properties officeooo:rsid="00235b2e" officeooo:paragraph-rsid="00235b2e"/>
    </style:style>
    <style:style style:name="P8" style:family="paragraph" style:parent-style-name="Standard">
      <style:text-properties officeooo:paragraph-rsid="00250aef"/>
    </style:style>
    <style:style style:name="T1" style:family="text">
      <style:text-properties officeooo:rsid="00235b2e"/>
    </style:style>
    <style:style style:name="T2" style:family="text">
      <style:text-properties fo:color="#f1fa8c" style:font-name="Droid Sans Mono" fo:font-size="10.5pt" fo:font-weight="normal" fo:background-color="#282a36" loext:char-shading-value="0"/>
    </style:style>
    <style:style style:name="T3" style:family="text">
      <style:text-properties fo:color="#f1fa8c" style:font-name="Droid Sans Mono" fo:font-size="10.5pt" fo:font-weight="normal" officeooo:rsid="00235b2e" fo:background-color="#282a36" loext:char-shading-value="0"/>
    </style:style>
    <style:style style:name="T4" style:family="text">
      <style:text-properties fo:color="#f1fa8c" style:font-name="Droid Sans Mono" fo:font-size="10.5pt" fo:font-weight="normal" officeooo:rsid="00250aef" fo:background-color="#282a3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25 – CRIANDO COMPONENTE TESTE</text:p>
      <text:p text:style-name="P1"/>
      <text:p text:style-name="P1"><text:tab/>BOM PESSOAL, AGORA VOU MOSTRAR COMO É A SINTAXE, COMO VOCÊ VAI CRIAR SEUS COMPONENTES COM ESSA EXTENSÃO AQUI, PONTO VUE .VUE, </text:p>
      <text:p text:style-name="P1"/>
      <text:p text:style-name="P1">BOM PRIMEIRO VAMOS AQUI NO NOSSO DIRETORIO COMPONENTES, DENTRO DELE VAMOS CRIAR UM ARQUIVO TESTE.VUE, BOM PRIMEIRA COISA A QUAL VAMOS TRABALHAR É COM O TEMPLATE</text:p>
      <text:p text:style-name="P1"/>
      <text:p text:style-name="P1">ENTÃO VAMOS CRIAR A NOSSA TAG TEMPLATE</text:p>
      <text:p text:style-name="P1"/>
      <text:p text:style-name="P2">&lt;TEMPLATE&gt;</text:p>
      <text:p text:style-name="P2"/>
      <text:p text:style-name="P2">&lt;/TEMPLATE&gt;</text:p>
      <text:p text:style-name="P2"/>
      <text:p text:style-name="P3">DEPOIS TEMOS A PARTE DO SCRIPT, &lt;SCRIPT&gt;&lt;/SCRIPT&gt;</text:p>
      <text:p text:style-name="P3"/>
      <text:p text:style-name="P3">BOM E POR ULTIMO PODEMOS ESPECIFICAR UMA FOLHA DE ESTILO OK, </text:p>
      <text:p text:style-name="P4">ENTÃO VAMOS ADICIONAR O NOSSO STYLE</text:p>
      <text:p text:style-name="P4"/>
      <text:p text:style-name="P4">&lt;STYLE&gt;</text:p>
      <text:p text:style-name="P4">&lt;/STYLE&gt;</text:p>
      <text:p text:style-name="P4"/>
      <text:p text:style-name="P5">no nosso template vamos criar um h1 e adicionar um titulo</text:p>
      <text:p text:style-name="P5"/>
      <text:p text:style-name="P5">&lt;template&gt; </text:p>
      <text:p text:style-name="P5"><text:tab/>&lt;h1&gt; {{titulo}}<text:tab/>&lt;/h1&gt;</text:p>
      <text:p text:style-name="P5"/>
      <text:p text:style-name="P6">aqui vamos usar o props ok.</text:p>
      <text:p text:style-name="P6"/>
      <text:p text:style-name="P6">Bom agora como que faço para configurar a parte de script deste meu componente aqui, bom pessoal, eu vou exportar este componente aqui, no caso vou usar o export default, </text:p>
      <text:p text:style-name="P6">e vou definir um nome para o meu objeto aqui, que seria teste name:‘teste’.</text:p>
      <text:p text:style-name="P6"/>
      <text:p text:style-name="P6">Bom eu quero definir este meu titulo então vou definir o meu props.</text:p>
      <text:p text:style-name="P6"/>
      <text:p text:style-name="P6">Agora vou adicionar um estilo, no caso ao meu h1 vou deixa-lo com um color vermerlho</text:p>
      <text:p text:style-name="P6"/>
      <text:p text:style-name="P6"/>
      <text:p text:style-name="P7">bom agora eu quero importar este meu componente aqui, bom lá no meu componente principal, <text:s/>chego no meu script, e aqui nele acima do export entre as tags scripts vou fazer uma importação.</text:p>
      <text:p text:style-name="P7"/>
      <text:p text:style-name="P7">Então vamos lá, vou colocar aqui </text:p>
      <text:p text:style-name="P8"><text:span text:style-name="T1">import teste from ‘./componente/teste</text:span><text:span text:style-name="T3">.</text:span><text:span text:style-name="T4">vue</text:span><text:span text:style-name="T1">’, como estou chamando um arquivo interno, eu utilizo o ./ diretorio do meu arquivo.</text:span></text:p>
      <text:p text:style-name="P7"/>
      <text:p text:style-name="P7">Se fosse referente a um componente externo, eu apenas colocaria o nome do meu componente.</text:p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6:20:25.401482381</meta:creation-date>
    <dc:date>2020-05-29T22:52:17.125062208</dc:date>
    <meta:editing-duration>PT1H49M5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54" meta:character-count="1488" meta:non-whitespace-character-count="1248"/>
  </office:meta>
</office:document-meta>
</file>